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6<text:s/>5<text:s/>27</text:span></text:p>
      <text:p text:style-name="P2"><text:span text:style-name="T2_1">0.19435460158776818<text:s text:c="2"/>0.1467215524845531<text:s text:c="2"/>0.1890620405763257<text:s text:c="2"/>0.006468685680679487<text:s text:c="2"/>-0.18259335489562944<text:s text:c="2"/>-0.45898265216112133<text:s text:c="2"/>-1.0<text:s text:c="2"/>-0.15555555555555545<text:s text:c="2"/>0.33333333333333326<text:s text:c="2"/>-0.022222222222222476<text:s text:c="2"/>-0.28888888888888886<text:s text:c="2"/></text:span></text:p>
      <text:p text:style-name="P3"><text:span text:style-name="T3_1">0.4207586004116375<text:s text:c="2"/>0.3672449279623531<text:s text:c="2"/>0.3948838576889191<text:s text:c="2"/>0.10055865921788887<text:s text:c="2"/>-0.11790649808880016<text:s text:c="2"/>-0.4560423404880867<text:s text:c="2"/>0.02222222222222192<text:s text:c="2"/>-0.15555555555555545<text:s text:c="2"/>0.33333333333333326<text:s text:c="2"/>-0.022222222222222476<text:s text:c="2"/>0.911111111111111<text:s text:c="2"/></text:span></text:p>
      <text:p text:style-name="P4"><text:span text:style-name="T4_1">0.3707733019700148<text:s text:c="2"/>0.3172596295207304<text:s text:c="2"/>0.36254042928553787<text:s text:c="2"/>0.1623052043516502<text:s text:c="2"/>-0.04733901793590145<text:s text:c="2"/>-0.4119376653925334<text:s text:c="2"/>-0.5111111111111113<text:s text:c="2"/>0.7333333333333332<text:s text:c="2"/>0.15555555555555545<text:s text:c="2"/>-0.37777777777777777<text:s text:c="2"/>1.0<text:s text:c="2"/></text:span></text:p>
      <text:p text:style-name="P5"><text:span text:style-name="T5_1">0.03851808291679748<text:s text:c="2"/>-0.003234342840348181<text:s text:c="2"/>0.009703028521044432<text:s text:c="2"/>-0.284622169950019<text:s text:c="2"/>-0.47368421052632814<text:s text:c="2"/>-0.6795060276389213<text:s text:c="2"/>-1.0<text:s text:c="2"/>-1.0<text:s text:c="2"/>0.4222222222222223<text:s text:c="2"/>0.28888888888888875<text:s text:c="2"/>1.0<text:s text:c="2"/></text:span></text:p>
      <text:p text:style-name="P6"><text:span text:style-name="T6_1">0.9382534548662054<text:s text:c="2"/>0.8641576007056784<text:s text:c="2"/>0.9270802705086936<text:s text:c="2"/>0.6680388121140794<text:s text:c="2"/>0.41134960305790647<text:s text:c="2"/>-0.1149661864157655<text:s text:c="2"/>0.9555555555555555<text:s text:c="2"/>1.0<text:s text:c="2"/>-0.6444444444444442<text:s text:c="2"/>-0.4222222222222223<text:s text:c="2"/>-0.8666666666666666<text:s text:c="2"/></text:span></text:p>
      <text:p text:style-name="P7"><text:span text:style-name="T7_1">0.30314613349015085<text:s text:c="2"/>0.24963246104086645<text:s text:c="2"/>0.309614819170847<text:s text:c="2"/>0.1917083210820303<text:s text:c="2"/>0.0026462805057212435<text:s text:c="2"/>-0.317847691855324<text:s text:c="2"/>-1.0<text:s text:c="2"/>0.19999999999999996<text:s text:c="2"/>1.0<text:s text:c="2"/>-0.9111111111111111<text:s text:c="2"/>0.19999999999999996<text:s text:c="2"/></text:span></text:p>
      <text:p text:style-name="P8"><text:span text:style-name="T8_1">0.876506909732444<text:s text:c="2"/>0.8053513672449184<text:s text:c="2"/>0.8623934137018643<text:s text:c="2"/>0.6033519553072502<text:s text:c="2"/>0.3525433695971798<text:s text:c="2"/>-0.15907086151131877<text:s text:c="2"/>0.8666666666666665<text:s text:c="2"/>1.0<text:s text:c="2"/>-0.7333333333333332<text:s text:c="2"/>-0.28888888888888886<text:s text:c="2"/>-0.7333333333333332<text:s text:c="2"/></text:span></text:p>
      <text:p text:style-name="P9"><text:span text:style-name="T9_1">0.4119376653925335<text:s text:c="2"/>0.3584239929432491<text:s text:c="2"/>0.40370479270805637<text:s text:c="2"/>0.19464863275506494<text:s text:c="2"/>-0.012055277859452151<text:s text:c="2"/>-0.35901205527787616<text:s text:c="2"/>-0.37777777777777777<text:s text:c="2"/>-0.15555555555555545<text:s text:c="2"/>1.0<text:s text:c="2"/>-1.0<text:s text:c="2"/>0.911111111111111<text:s text:c="2"/></text:span></text:p>
      <text:p text:style-name="P10"><text:span text:style-name="T10_1">0.9500147015583773<text:s text:c="2"/>0.875918847397817<text:s text:c="2"/>0.9359012055277975<text:s text:c="2"/>0.6768597471331834<text:s text:c="2"/>0.42605116142311306<text:s text:c="2"/>-0.05910026462804008<text:s text:c="2"/>1.0<text:s text:c="2"/>0.24444444444444446<text:s text:c="2"/>0.37777777777777777<text:s text:c="2"/>-0.8666666666666666<text:s text:c="2"/>-0.7777777777777777<text:s text:c="2"/></text:span></text:p>
      <text:p text:style-name="P11"><text:span text:style-name="T11_1">0.36783299029698013<text:s text:c="2"/>0.31431931784769573<text:s text:c="2"/>0.3684210526316072<text:s text:c="2"/>0.1975889444280996<text:s text:c="2"/>-0.006174654513382838<text:s text:c="2"/>-0.3707733019700148<text:s text:c="2"/>-0.6000000000000002<text:s text:c="2"/>0.8666666666666665<text:s text:c="2"/>0.33333333333333326<text:s text:c="2"/>-0.4222222222222223<text:s text:c="2"/>0.8222222222222222<text:s text:c="2"/></text:span></text:p>
      <text:p text:style-name="P12"><text:span text:style-name="T12_1">0.61775948250516<text:s text:c="2"/>0.5554248750367383<text:s text:c="2"/>0.5977653631285111<text:s text:c="2"/>0.32696265804175817<text:s text:c="2"/>0.09673625404293063<text:s text:c="2"/>-0.317847691855324<text:s text:c="2"/>0.37777777777777777<text:s text:c="2"/>0.28888888888888875<text:s text:c="2"/>-0.4666666666666668<text:s text:c="2"/>0.02222222222222192<text:s text:c="2"/>-0.6444444444444442<text:s text:c="2"/></text:span></text:p>
      <text:p text:style-name="P13"><text:span text:style-name="T13_1">0.35901205527787616<text:s text:c="2"/>0.30549838282859176<text:s text:c="2"/>0.34783887092033106<text:s text:c="2"/>0.12996177594823544<text:s text:c="2"/>-0.07086151132021212<text:s text:c="2"/>-0.3854748603351881<text:s text:c="2"/>-0.4222222222222223<text:s text:c="2"/>-0.11111111111111094<text:s text:c="2"/>0.9555555555555555<text:s text:c="2"/>-0.37777777777777777<text:s text:c="2"/>0.6888888888888887<text:s text:c="2"/></text:span></text:p>
      <text:p text:style-name="P14"><text:span text:style-name="T14_1">0.026756836224658853<text:s text:c="2"/>-0.012055277859452151<text:s text:c="2"/>-0.002058218171094195<text:s text:c="2"/>-0.30226403998822704<text:s text:c="2"/>-0.49426639223757074<text:s text:c="2"/>-0.7000882093501974<text:s text:c="2"/>-1.0<text:s text:c="2"/>-0.8666666666666666<text:s text:c="2"/>0.15555555555555545<text:s text:c="2"/>0.4222222222222223<text:s text:c="2"/>1.0<text:s text:c="2"/></text:span></text:p>
      <text:p text:style-name="P15"><text:span text:style-name="T15_1">0.30314613349015085<text:s text:c="2"/>0.2525727727139011<text:s text:c="2"/>0.29197294913263905<text:s text:c="2"/>0.07409585416054365<text:s text:c="2"/>-0.12672743310790413<text:s text:c="2"/>-0.4266392237577067<text:s text:c="2"/>-0.5555555555555558<text:s text:c="2"/>-0.11111111111111094<text:s text:c="2"/>0.911111111111111<text:s text:c="2"/>-0.37777777777777777<text:s text:c="2"/>0.911111111111111<text:s text:c="2"/></text:span></text:p>
      <text:p text:style-name="P16"><text:span text:style-name="T16_1">0.3266686268744614<text:s text:c="2"/>0.2760952660982119<text:s text:c="2"/>0.300793884151743<text:s text:c="2"/>5.880623346101732</text:span><text:span text:style-name="T16_2">E</text:span><text:span text:style-name="T16_3">-4<text:s text:c="2"/>-0.20905615995294136<text:s text:c="2"/>-0.5354307556600894<text:s text:c="2"/>-0.37777777777777777<text:s text:c="2"/>-1.0<text:s text:c="2"/>0.37777777777777777<text:s text:c="2"/>-1.0<text:s text:c="2"/>0.8666666666666665<text:s text:c="2"/></text:span></text:p>
      <text:p text:style-name="P17"><text:span text:style-name="T17_1">0.8882681564245827<text:s text:c="2"/>0.8200529256101252<text:s text:c="2"/>0.8712143487209683<text:s text:c="2"/>0.5739488385768701<text:s text:c="2"/>0.3172596295207304<text:s text:c="2"/>-0.20023522493383739<text:s text:c="2"/>1.0<text:s text:c="2"/>0.7333333333333332<text:s text:c="2"/>-1.0<text:s text:c="2"/>-0.24444444444444435<text:s text:c="2"/>-0.9111111111111111<text:s text:c="2"/></text:span></text:p>
      <text:p text:style-name="P18"><text:span text:style-name="T18_1">0.5883563657747801<text:s text:c="2"/>0.5289620699794264<text:s text:c="2"/>0.5566009997059924<text:s text:c="2"/>0.2475742428697556<text:s text:c="2"/>0.02910908556306646<text:s text:c="2"/>-0.2913848867980121<text:s text:c="2"/>0.6444444444444442<text:s text:c="2"/>-0.5555555555555558<text:s text:c="2"/>0.911111111111111<text:s text:c="2"/>0.5111111111111108<text:s text:c="2"/>-0.28888888888888886<text:s text:c="2"/></text:span></text:p>
      <text:p text:style-name="P19"><text:span text:style-name="T19_1">0.38841517200825604<text:s text:c="2"/>0.33490149955893855<text:s text:c="2"/>0.3684210526316072<text:s text:c="2"/>0.10349897089092353<text:s text:c="2"/>-0.10614525139666153<text:s text:c="2"/>-0.4413407821229134<text:s text:c="2"/>-0.28888888888888886<text:s text:c="2"/>-0.5555555555555558<text:s text:c="2"/>0.4222222222222223<text:s text:c="2"/>-0.6000000000000002<text:s text:c="2"/>0.37777777777777777<text:s text:c="2"/></text:span></text:p>
      <text:p text:style-name="P20"><text:span text:style-name="T20_1">0.27374301675977075<text:s text:c="2"/>0.2261099676565559<text:s text:c="2"/>0.24786827403705236<text:s text:c="2"/>-0.043516612760942985<text:s text:c="2"/>-0.24433990002939077<text:s text:c="2"/>-0.5119082622758121<text:s text:c="2"/>-0.37777777777777777<text:s text:c="2"/>-1.0<text:s text:c="2"/>1.0<text:s text:c="2"/>-0.33333333333333337<text:s text:c="2"/>1.0<text:s text:c="2"/></text:span></text:p>
      <text:p text:style-name="P21"><text:span text:style-name="T21_1">0.2796236401058736<text:s text:c="2"/>0.22905027932959054<text:s text:c="2"/>0.2684504557483285<text:s text:c="2"/>0.05057336077623287<text:s text:c="2"/>-0.1443693031461455<text:s text:c="2"/>-0.4325198471038094<text:s text:c="2"/>-0.6000000000000002<text:s text:c="2"/>-0.15555555555555545<text:s text:c="2"/>0.911111111111111<text:s text:c="2"/>-0.19999999999999996<text:s text:c="2"/>0.7777777777777777<text:s text:c="2"/></text:span></text:p>
      <text:p text:style-name="P22"><text:span text:style-name="T22_1">0.4472214054689827<text:s text:c="2"/>0.3937077330196985<text:s text:c="2"/>0.4095854160541257<text:s text:c="2"/>0.07703616583357831<text:s text:c="2"/>-0.1355483681270081<text:s text:c="2"/>-0.4060570420464641<text:s text:c="2"/>0.33333333333333326<text:s text:c="2"/>-1.0<text:s text:c="2"/>0.33333333333333326<text:s text:c="2"/>1.0<text:s text:c="2"/>-1.0<text:s text:c="2"/></text:span></text:p>
      <text:p text:style-name="P23"><text:span text:style-name="T23_1">0.9000294031167213<text:s text:c="2"/>0.8288738606292292<text:s text:c="2"/>0.8829755954131404<text:s text:c="2"/>0.6033519553072502<text:s text:c="2"/>0.34960305792414514<text:s text:c="2"/>-0.1649514848573881<text:s text:c="2"/>1.0<text:s text:c="2"/>0.911111111111111<text:s text:c="2"/>-0.8666666666666666<text:s text:c="2"/>-0.11111111111111094<text:s text:c="2"/>-0.9111111111111111<text:s text:c="2"/></text:span></text:p>
      <text:p text:style-name="P24"><text:span text:style-name="T24_1">0.37371361364304945<text:s text:c="2"/>0.32019994119376505<text:s text:c="2"/>0.356659805939435<text:s text:c="2"/>0.11526021758306215<text:s text:c="2"/>-0.0855630696853854<text:s text:c="2"/>-0.3913554836812574<text:s text:c="2"/>-0.37777777777777777<text:s text:c="2"/>-1.0<text:s text:c="2"/>1.0<text:s text:c="2"/>-0.8666666666666666<text:s text:c="2"/>0.06666666666666643<text:s text:c="2"/></text:span></text:p>
      <text:p text:style-name="P25"><text:span text:style-name="T25_1">0.3413701852396347<text:s text:c="2"/>0.2878565127903505<text:s text:c="2"/>0.32725668920908846<text:s text:c="2"/>0.08879741252571693<text:s text:c="2"/>-0.11790649808880016<text:s text:c="2"/>-0.4413407821229134<text:s text:c="2"/>-0.4666666666666668<text:s text:c="2"/>-0.37777777777777777<text:s text:c="2"/>0.37777777777777777<text:s text:c="2"/>-0.5111111111111113<text:s text:c="2"/>0.24444444444444446<text:s text:c="2"/></text:span></text:p>
      <text:p text:style-name="P26"><text:span text:style-name="T26_1">0.3913554836812909<text:s text:c="2"/>0.33490149955893855<text:s text:c="2"/>0.3890032343428498<text:s text:c="2"/>0.21523081446634085<text:s text:c="2"/>0.0026462805057212435<text:s text:c="2"/>-0.3825345486621534<text:s text:c="2"/>-0.6000000000000002<text:s text:c="2"/>0.8222222222222222<text:s text:c="2"/>0.06666666666666643<text:s text:c="2"/>-0.6888888888888887<text:s text:c="2"/>0.8222222222222222<text:s text:c="2"/></text:span></text:p>
      <text:p text:style-name="P27"><text:span text:style-name="T27_1">0.3060864451631855<text:s text:c="2"/>0.2584533960599704<text:s text:c="2"/>0.27727139076743246<text:s text:c="2"/>-0.0582181711261498<text:s text:c="2"/>-0.2766833284328054<text:s text:c="2"/>-0.6206997941781948<text:s text:c="2"/>-0.37777777777777777<text:s text:c="2"/>-1.0<text:s text:c="2"/>-0.19999999999999996<text:s text:c="2"/>-1.0<text:s text:c="2"/>1.0<text:s text:c="2"/></text:span></text:p>
      <text:p text:style-name="P28"><text:span text:style-name="T28_1">0.894148779770652<text:s text:c="2"/>0.8200529256101252<text:s text:c="2"/>0.8800352837401058<text:s text:c="2"/>0.6327550720376303<text:s text:c="2"/>0.39076742134666387<text:s text:c="2"/>-0.07380182299324678<text:s text:c="2"/>0.8666666666666665<text:s text:c="2"/>0.24444444444444446<text:s text:c="2"/>0.6888888888888887<text:s text:c="2"/>-0.8666666666666666<text:s text:c="2"/>-0.4666666666666668<text:s text:c="2"/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